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1CCEB9B57665FF2E526.jpg" manifest:media-type="image/jpeg"/>
  <manifest:file-entry manifest:full-path="Pictures/10000000000002680000027116F90D94A4E993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subtitle">
      <style:graphic-properties draw:fill-color="#ffffff" fo:min-height="5.9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1" draw:layer="layout" svg:width="25.199cm" svg:height="3.048cm" svg:x="1.4cm" svg:y="4.826cm" presentation:class="subtitle" presentation:user-transformed="true">
          <draw:text-box>
            <text:p><text:span text:style-name="T1">Learning of Particle Flow Calorimetry</text:span></text:p>
          </draw:text-box>
        </draw:frame>
        <draw:frame presentation:style-name="pr2" draw:text-style-name="P2" draw:layer="layout" svg:width="25.199cm" svg:height="5.979cm" svg:x="1.401cm" svg:y="9.563cm">
          <draw:text-box>
            <text:p><text:span text:style-name="T2">Group Meeting</text:span></text:p>
            <text:p><text:span text:style-name="T3"/></text:p>
            <text:p><text:span text:style-name="T4">Kirchhoff-Institute for Physics, Uni-Heidelberg</text:span></text:p>
            <text:p><text:span text:style-name="T4"/></text:p>
            <text:p><text:span text:style-name="T4"/></text:p>
            <text:p><text:span text:style-name="T5"/></text:p>
            <text:p><text:span text:style-name="T6">Zhenxiong Yuan</text:span></text:p>
            <text:p><text:span text:style-name="T3"/></text:p>
            <text:p><text:span text:style-name="T7">2017.08.01</text:span></text:p>
          </draw:text-box>
        </draw:frame>
        <draw:frame draw:style-name="gr1" draw:text-style-name="P3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3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7" draw:layer="backgroundobjects" svg:x1="1.27cm" svg:y1="2.286cm" svg:x2="26.599cm" svg:y2="2.286cm">
        <text:p/>
      </draw:line>
      <draw:line presentation:style-name="Mpr4" draw:text-style-name="MP7" draw:layer="backgroundobjects" svg:x1="1.271cm" svg:y1="19.086cm" svg:x2="26.6cm" svg:y2="19.086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11T21:16:16.982631546</dc:date>
    <meta:editing-duration>PT21M9S</meta:editing-duration>
    <meta:editing-cycles>7</meta:editing-cycles>
    <meta:generator>LibreOffice/5.2.7.2$Linux_X86_64 LibreOffice_project/20m0$Build-2</meta:generator>
    <meta:document-statistic meta:object-count="42"/>
  </office:meta>
</office:document-meta>
</file>